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List Box 1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PythonVersion?language=Python&amp;location=share" xlink:type="simple"/>
              </office:event-listeners>
            </form:button>
          </form:form>
        </office:forms>
        <table:shapes>
          <draw:control draw:z-index="0" draw:text-style-name="P1" svg:width="0.8748in" svg:height="0.1921in" svg:x="1.2862in" svg:y="1.1012in" draw:control="control1"/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he Python version is 3.4.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usr/bin/python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Finished processing login</text:p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 calcext:value-type="string">
            <text:p>Use SS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Using FALSE</text:p>
          </table:table-cell>
          <table:table-cell table:number-columns-repeated="8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fter user name</text:p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</table:table-row>
      </table:table>
      <table:table table:name="portfolio_analysis_sheet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08:36:15.995595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03T20:02:07.630225405</dc:date>
    <meta:editing-duration>P2DT10H54M49S</meta:editing-duration>
    <meta:editing-cycles>23</meta:editing-cycles>
    <meta:generator>LibreOffice/4.2.8.2$Linux_X86_64 LibreOffice_project/420m0$Build-2</meta:generator>
    <meta:document-statistic meta:table-count="2" meta:cell-count="16" meta:object-count="2"/>
  </office:meta>
</office:document-meta>
</file>